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text-underline-style="solid" style:text-underline-width="auto" style:text-underline-color="font-color"/>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master-page-name="First_20_Page">
      <style:paragraph-properties fo:margin-top="0in" fo:margin-bottom="0in" loext:contextual-spacing="false" style:page-number="1"/>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T1" style:family="text">
      <style:text-properties style:text-underline-style="solid" style:text-underline-width="auto" style:text-underline-color="font-color"/>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style:style style:name="T4"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Introduction</text:span></text:p>
      <text:p text:style-name="P1">The aim of this project is to create a tool that can analyse thousands of map traces of user location data, identify the interests and commitments each user has from the places they visit during their day and then classify these users based on their individual interests.</text:p>
      <text:p text:style-name="P1"/>
      <text:p text:style-name="P1">The data will be obtained from a mobile app monitoring the location data of its user as they go about their daily routine. In addition to a map tracing indicating where the user has travelled, the app also provides detailed information such as: the mode of transport used (walking, bicycle, vehicle); the length of time spent in transit; the time of day when the journey began and ended; and the total distance travelled. This data will allow for a detailed analysis to be conducted on a users lifestyle. For example one particular user may wake up and go running for an hour every morning at 6am, indicating they have a strong interest in fitness. Another user may display their interests by the type of places they frequent and the length of time spent there, for example an interest in films by a user who often goes to the cinema. These interests are assigned to the users and help in classifying them. Since data from thousands of users is being received, a large-scale analysis can be performed.</text:p>
      <text:p text:style-name="P1"/>
      <text:p text:style-name="P1"><text:span text:style-name="T1">Analysis</text:span></text:p>
      <text:p text:style-name="P1">Some of the problems involved in this project include: how to go about determining a user’s interests based on their map traces; and working out how to best classify users based on their interests. Also, the information extracted from the map tracings must depict an accurate representation of what the users lifestyle is truly like.</text:p>
      <text:p text:style-name="P1"/>
      <text:p text:style-name="P1">The OpenStreetMap API is able to identify and provide detailed information about various features on a map such as whether a building is a cafe, university or bank etc. OpenStreetMap offers a vast amount of feature descriptions which will greatly help in determining a user’s interests and daily commitments. When this API is used in combination with the provided user map traces, it will be possible to identify what types of places the user frequents just from the tracing. For other types of activities, such as running/cycling in a park for instance, a combination of OpenStreetMap and the data received from the mobile app could be used. For example the speed a person is travelling at could be calculated from the distance travelled and the total time spent in that location. Depending on the speed a person may be found to jogging or running rather than walking. This combined with OSM telling us the location was a park gives us a greater amount of detail into the user’s lifestyle.</text:p>
      <text:p text:style-name="P1">List of OpenStreetMap Map Features: <text:a xlink:type="simple" xlink:href="https://wiki.openstreetmap.org/wiki/Map_Features" text:style-name="ListLabel_20_19" text:visited-style-name="ListLabel_20_19"><text:span text:style-name="T2">https://wiki.openstreetmap.org/wiki/Map_Features</text:span></text:a></text:p>
      <text:p text:style-name="P1"/>
      <text:p text:style-name="P1">The problem of how to classify users, once they have been assigned interests, can be solved best using the method of clustering. Map traces of different users in the same area can be combined together to identify points of overlap. Clusters could represent places which correspond to certain interest types. For example a gym or park could represent interests in fitness. However, the presence of a park on the trace does not on its own mean that the person is interested in fitness. As mentioned previously, the additional data from the mobile app would have to be used to ensure this.</text:p>
      <text:p text:style-name="P1"/>
      <text:p text:style-name="P1">This classification problem will require the use of clustering based on geographical locations. As such, a relevant clustering algorithm approach would be one using the DBSCAN algorithm. The DBSCAN algorithm works bottom-up by first starting with an initial point then finding more points within a given distance. The cluster is expanded by repeating the process for more points until no further expansion can occur. The algorithm is adjusted with its parameters setting how far to search for points near a given point, and how many points should be assigned to a cluster. This density control makes DBSCAN a good candidate for geolocated clustering.</text:p>
      <text:p text:style-name="P1"/>
      <text:p text:style-name="P1">Lastly, it is important that the provided map tracings depict an accurate lifestyle of the user its showing. This could be done by making use of multiple tracings of this user spanning multiple days and possibly weeks to best understand their lifestyle and interests. This would help to reduce anomalies in the data. For example if a user was ill for a while and was not pursuing their fitness related interests, but instead frequenting a doctor’s office.</text:p>
      <text:p text:style-name="P2"/>
      <text:p text:style-name="P1"><text:span text:style-name="T1">Plan of Action</text:span></text:p>
      <text:p text:style-name="P1">Final Dissertation Deadline: 01/05/2019</text:p>
      <text:p text:style-name="P1">Survey and Analysis Stage Deadline: 03/12/2018</text:p>
      <text:p text:style-name="P1"/>
      <text:p text:style-name="P1">05/10/2018 to 03/12/2018 (8 weeks):</text:p>
      <text:list xml:id="list12147797" text:style-name="WWNum1">
        <text:list-item>
          <text:p text:style-name="P6">Work on the Survey and Analysis Report.</text:p>
        </text:list-item>
        <text:list-item>
          <text:p text:style-name="P6">Read through OpenStreetMap API documentation.</text:p>
        </text:list-item>
        <text:list-item>
          <text:p text:style-name="P6">Reviewing literature based on geolocation clustering, real uses of clustering algorithms with geographical data.</text:p>
        </text:list-item>
        <text:list-item>
          <text:p text:style-name="P6"><text:soft-page-break/>Reading more about the DBSCAN algorithm, how it would work within this project.</text:p>
        </text:list-item>
        <text:list-item>
          <text:p text:style-name="P6">Researching alternative, possibly more useful, clustering algorithms.</text:p>
        </text:list-item>
        <text:list-item>
          <text:p text:style-name="P6">Deeper analysis of the problems involved in the project and how to tackle them.</text:p>
        </text:list-item>
        <text:list-item>
          <text:p text:style-name="P6">Considering what tests should be undertaken to determine whether the project was successful.</text:p>
        </text:list-item>
      </text:list>
      <text:p text:style-name="P1"/>
      <text:p text:style-name="P1">03/12/2018 to 01/05/2019 (21 weeks):</text:p>
      <text:list xml:id="list290637101" text:style-name="WWNum2">
        <text:list-item>
          <text:p text:style-name="P7">Work on the Final Dissertation Report integrating in the Survey and Analysis Report and project results.</text:p>
        </text:list-item>
        <text:list-item>
          <text:p text:style-name="P7">Work on project design and how the implementation will look. What needs to be coded and what languages/tools will be used.</text:p>
        </text:list-item>
        <text:list-item>
          <text:p text:style-name="P7">Read through any relevant documentation for coding.</text:p>
        </text:list-item>
        <text:list-item>
          <text:p text:style-name="P7">Prepare a presentation to discuss the progression of the project and its outcom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start" style:justify-single-word="false"/>
    </style:style>
    <style:style style:name="MP3" style:family="paragraph" style:parent-style-name="Standard">
      <style:paragraph-properties fo:margin-top="0in" fo:margin-bottom="0in" loext:contextual-spacing="false" fo:text-align="center" style:justify-single-word="false"/>
    </style:style>
    <style:style style:name="MT1" style:family="text">
      <style:text-properties fo:font-size="14pt" style:font-size-asian="14pt" style:font-size-complex="14pt"/>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header>
        <text:p text:style-name="MP2"/>
        <text:p text:style-name="MP2"/>
        <text:p text:style-name="MP3"><text:span text:style-name="MT1">Large Scale Analysis of Mobile Trajectories</text:span></text:p>
        <text:p text:style-name="MP3"/>
        <text:p text:style-name="MP3">Omar Iltaf</text:p>
        <text:p text:style-name="MP3">Supervised by Prof. Fabio Ciravegna</text:p>
        <text:p text:style-name="MP3">COM3610</text:p>
        <text:p text:style-name="MP3">3rd October 2018</text:p>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1" meta:word-count="917" meta:character-count="5556" meta:non-whitespace-character-count="4681"/>
    <meta:generator>LibreOfficeDev/6.0.5.2$Linux_X86_64 LibreOffice_project/</meta:generator>
  </office:meta>
</office:document-meta>
</file>